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nsterliste</text:p>
      <text:p text:style-name="Standard">Monameter: A – B – C – D – E – F – G – H – I – J</text:p>
      <text:p text:style-name="Standard">Wak</text:p>
      <text:p text:style-name="Standard">Das Wak soll einem Wolf ähneln. Sein Fell wandern von Rot zu Brau, während seine Rüstung von Dunkelrot zu Golden wandert. </text:p>
      <text:p text:style-name="Standard">Monameter: B – D- F</text:p>
      <text:p text:style-name="Standard"/>
      <text:p text:style-name="Standard">Lou</text:p>
      <text:p text:style-name="Standard">Das Lou ist sehr liebenswürdig. Es soll dem Typischen Drop ähneln. Während des Alters bekommt er immer mehr Kugeln, sie seinen Grad darstellen. Seine Hauptkugel verähndert auch die Form.</text:p>
      <text:p text:style-name="Standard">Monameter: A – C – E</text:p>
      <text:p text:style-name="Standard"/>
      <text:p text:style-name="Standard">Cally</text:p>
      <text:p text:style-name="Standard">Das Cally ist wie ein Kugelähnliches Wesen mit Schwanz, später verwandelt es sich in eine Raubkatze. Hat gestreiftes Fell.</text:p>
      <text:p text:style-name="Standard">Monameter: A – D –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rasund </meta:initial-creator>
    <meta:creation-date>2009-12-28T21:25:52</meta:creation-date>
    <dc:date>2009-12-28T23:39:13</dc:date>
    <dc:creator>Orasund </dc:creator>
    <meta:editing-duration>PT02H13M23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11" meta:word-count="110" meta:character-count="560"/>
  </office:meta>
</office:document-meta>
</file>